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800000045B05E19B3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s1" text:anchor-type="paragraph" svg:x="0.064cm" svg:y="0cm" svg:width="25.591cm" svg:height="16.896cm" draw:z-index="0"><draw:image xlink:href="Pictures/10000000000005800000045B05E19B39.jpg" xlink:type="simple" xlink:show="embed" xlink:actuate="onLoad"/></draw:frame></text:p>
      <text:p text:style-name="Standard"><text:soft-page-break/>. imagem do arca de noé</text:p>
      <text:p text:style-name="Standard"/>
      <text:p text:style-name="Standard">.Adicionadas novas descrições para a arca de Noé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12T20:51:08.47</meta:creation-date>
    <dc:date>2018-02-28T22:12:49.11</dc:date>
    <meta:editing-duration>PT4M45S</meta:editing-duration>
    <meta:editing-cycles>4</meta:editing-cycles>
    <meta:generator>OpenOffice/4.1.4$Win32 OpenOffice.org_project/414m5$Build-9788</meta:generator>
    <dc:creator>Helen </dc:creator>
    <meta:document-statistic meta:table-count="0" meta:image-count="1" meta:object-count="0" meta:page-count="2" meta:paragraph-count="2" meta:word-count="14" meta:character-count="71"/>
  </office:meta>
</office:document-meta>
</file>